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7234" officeooo:paragraph-rsid="001a7234"/>
    </style:style>
    <style:style style:name="P2" style:family="paragraph" style:parent-style-name="Text_20_body">
      <style:paragraph-properties fo:text-align="end" style:justify-single-word="false"/>
      <style:text-properties officeooo:rsid="001a7234" officeooo:paragraph-rsid="001a7234"/>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officeooo:paragraph-rsid="001a7234"/>
    </style:style>
    <style:style style:name="P6" style:family="paragraph" style:parent-style-name="Text_20_body">
      <style:paragraph-properties fo:text-align="end" style:justify-single-word="false"/>
      <style:text-properties officeooo:paragraph-rsid="001a7234"/>
    </style:style>
    <style:style style:name="P7" style:family="paragraph" style:parent-style-name="Text_20_body">
      <style:text-properties officeooo:paragraph-rsid="001ac969"/>
    </style:style>
    <style:style style:name="P8" style:family="paragraph" style:parent-style-name="Text_20_body">
      <style:text-properties officeooo:rsid="001bf4d3" officeooo:paragraph-rsid="0020bcee"/>
    </style:style>
    <style:style style:name="P9" style:family="paragraph" style:parent-style-name="Text_20_body">
      <style:text-properties officeooo:rsid="001c2b5c" officeooo:paragraph-rsid="001c2b5c"/>
    </style:style>
    <style:style style:name="P10" style:family="paragraph" style:parent-style-name="Text_20_body">
      <style:text-properties officeooo:rsid="0020bcee" officeooo:paragraph-rsid="0020bcee"/>
    </style:style>
    <style:style style:name="P11" style:family="paragraph" style:parent-style-name="Text_20_body">
      <style:text-properties officeooo:rsid="0022a2e9" officeooo:paragraph-rsid="0022a2e9"/>
    </style:style>
    <style:style style:name="P12" style:family="paragraph" style:parent-style-name="Text_20_body">
      <style:text-properties officeooo:rsid="0023b817" officeooo:paragraph-rsid="002c34b4"/>
    </style:style>
    <style:style style:name="P13" style:family="paragraph" style:parent-style-name="Text_20_body">
      <style:text-properties officeooo:rsid="0023b817" officeooo:paragraph-rsid="002ceae3"/>
    </style:style>
    <style:style style:name="P14" style:family="paragraph" style:parent-style-name="Text_20_body" style:list-style-name="L1">
      <style:text-properties officeooo:rsid="0023b817" officeooo:paragraph-rsid="002ceae3"/>
    </style:style>
    <style:style style:name="P15" style:family="paragraph" style:parent-style-name="Text_20_body">
      <style:text-properties officeooo:rsid="00272ee0" officeooo:paragraph-rsid="00272ee0"/>
    </style:style>
    <style:style style:name="P16" style:family="paragraph" style:parent-style-name="Title">
      <style:text-properties officeooo:rsid="001a7234" officeooo:paragraph-rsid="001a7234"/>
    </style:style>
    <style:style style:name="P17" style:family="paragraph" style:parent-style-name="Heading_20_1">
      <style:paragraph-properties fo:break-before="page"/>
    </style:style>
    <style:style style:name="P18" style:family="paragraph" style:parent-style-name="Heading_20_1">
      <style:text-properties officeooo:rsid="001ac969" officeooo:paragraph-rsid="001ac969"/>
    </style:style>
    <style:style style:name="T1" style:family="text">
      <style:text-properties officeooo:rsid="001a7234"/>
    </style:style>
    <style:style style:name="T2" style:family="text">
      <style:text-properties officeooo:rsid="001ac969"/>
    </style:style>
    <style:style style:name="T3" style:family="text">
      <style:text-properties officeooo:rsid="001c2b5c"/>
    </style:style>
    <style:style style:name="T4" style:family="text">
      <style:text-properties officeooo:rsid="001d8eea"/>
    </style:style>
    <style:style style:name="T5" style:family="text">
      <style:text-properties officeooo:rsid="00226337"/>
    </style:style>
    <style:style style:name="T6" style:family="text">
      <style:text-properties officeooo:rsid="00243e1e"/>
    </style:style>
    <style:style style:name="T7" style:family="text">
      <style:text-properties officeooo:rsid="00272ee0"/>
    </style:style>
    <style:style style:name="T8" style:family="text">
      <style:text-properties officeooo:rsid="002864d4"/>
    </style:style>
    <style:style style:name="T9" style:family="text">
      <style:text-properties fo:font-style="italic" fo:font-weight="bold" officeooo:rsid="002864d4" style:font-style-asian="italic" style:font-weight-asian="bold" style:font-style-complex="italic" style:font-weight-complex="bold"/>
    </style:style>
    <style:style style:name="T10" style:family="text">
      <style:text-properties fo:font-style="normal" officeooo:rsid="002864d4" style:font-style-asian="normal" style:font-style-complex="normal"/>
    </style:style>
    <style:style style:name="T11" style:family="text">
      <style:text-properties fo:font-weight="bold" style:font-weight-asian="bold" style:font-weight-complex="bold"/>
    </style:style>
    <style:style style:name="T12" style:family="text">
      <style:text-properties fo:font-weight="bold" officeooo:rsid="002864d4" style:font-weight-asian="bold" style:font-weight-complex="bold"/>
    </style:style>
    <style:style style:name="T13" style:family="text">
      <style:text-properties fo:font-weight="bold" officeooo:rsid="002bb070" style:font-weight-asian="bold" style:font-weight-complex="bold"/>
    </style:style>
    <style:style style:name="T14" style:family="text">
      <style:text-properties officeooo:rsid="002bb0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licações Para Sistemas Embebidos</text:p>
      <text:p text:style-name="P16"/>
      <text:p text:style-name="P1"/>
      <text:p text:style-name="P1"/>
      <text:p text:style-name="P1"/>
      <text:p text:style-name="P1"/>
      <text:p text:style-name="P1"/>
      <text:p text:style-name="Title">Rede de sensores para<text:line-break/>detecção de incêndios</text:p>
      <text:p text:style-name="P16"/>
      <text:p text:style-name="P1"/>
      <text:p text:style-name="P4"><text:span text:style-name="T1">Relatório do Projecto</text:span></text:p>
      <text:p text:style-name="P1"/>
      <text:p text:style-name="P1"/>
      <text:p text:style-name="P1"/>
      <text:p text:style-name="P1"/>
      <text:p text:style-name="P1"/>
      <text:p text:style-name="P1"/>
      <text:p text:style-name="P1"/>
      <text:p text:style-name="P1"/>
      <text:p text:style-name="P1"/>
      <text:p text:style-name="P1"/>
      <text:p text:style-name="P1"/>
      <text:p text:style-name="P2">João Jerónimo, N.º 62521</text:p>
      <text:p text:style-name="P6"><text:span text:style-name="T1">André Garção, N.º 66942</text:span></text:p>
      <text:h text:style-name="P17" text:outline-level="1">Introdução</text:h>
      <text:p text:style-name="Text_20_body"><text:span text:style-name="T3">O sistema desenvolvido trata-se de uma r</text:span>ede de sensores <text:span text:style-name="T3">para detecção de incêndios</text:span> <text:span text:style-name="T3">composta por motes sem fios. A rede autoconfigura-se e os motes comunicam entre si para fazerem chegar a um servidor parâmetros ambientais tais como humidade, temperatura e presença de fumo, com o propósito de antecipar potenciais incêndios.</text:span></text:p>
      <text:p text:style-name="P9">Os motes são programados na linguagem nesC, utilizando o sistema operativo TinyOS, especialmente desenvolvido para este tipo de redes. <text:span text:style-name="T4">A instalação é fácil, bastando apenas colocar os nós no sítio onde eles estão destinados. Existe um ambiente de simulação baseado no TOSSIM, que permite simular os eventos, trocas de mensagens, ocorrência de incêndios, etc.</text:span></text:p>
      <text:h text:style-name="Heading_20_1" text:outline-level="1"><text:span text:style-name="T2">Arquitectura do sistema</text:span></text:h>
      <text:p text:style-name="P15">Existem 3 tipos de nós: o <text:span text:style-name="T11">servidor</text:span>, os <text:span text:style-name="T11">nós de </text:span><text:span text:style-name="T9">routing</text:span><text:span text:style-name="T10"> </text:span><text:span text:style-name="T8">e os </text:span><text:span text:style-name="T12">nós </text:span><text:span text:style-name="T13">de </text:span><text:span text:style-name="T12">sensor</text:span><text:span text:style-name="T13">es</text:span><text:span text:style-name="T8">.</text:span></text:p>
      <text:p text:style-name="P7">(hardware and software architecture of the sensor node and the hardware/software interaction)</text:p>
      <text:h text:style-name="Heading_20_1" text:outline-level="1">Sensores</text:h>
      <text:p text:style-name="P12">Os <text:span text:style-name="T14">nós de sensores</text:span> têm o propósito de monitorizar as condições existentes de aparecimento e propagação de incêndios na área onde foram colocados. Também é essencial que a sua localização exacta seja conhecida pelo servidor. <text:span text:style-name="T6">Como em qualquer rede de sensores, nesta rede os nós de sensores precisam de comunicar entre si.</text:span></text:p>
      <text:p text:style-name="P13">Os componentes existentes nos <text:span text:style-name="T14">nós de sensores</text:span> reflectem isto. <text:span text:style-name="T7">Cada nós de sensores dispõe de um módulo de radiofraquência, um sensor de medição de humidade do ar, um sensor de temperatura, um sensor de fumo e um módulo de GPS. Veremos com mais detalhe os módulos que foram escolhidos para os motes:</text:span></text:p>
      <text:list xml:id="list3710355559862588029" text:style-name="L1">
        <text:list-item>
          <text:p text:style-name="P14"/>
        </text:list-item>
      </text:list>
      <text:p text:style-name="P5">Description of the different components of the sensor node</text:p>
      <text:h text:style-name="Heading_20_1" text:outline-level="1"><text:span text:style-name="T2">Comunicação</text:span></text:h>
      <text:p text:style-name="P5">Network architecture (in particular how the sensor nodes interaction with each other)</text:p>
      <text:h text:style-name="Heading_20_1" text:outline-level="1">Instalação</text:h>
      <text:p text:style-name="P10">A rede é composta por motes MICAz, que terão de ser adequadamente programados com o código desenvolvido, não sem antes adaptar o mesmo a hardware real.</text:p>
      <text:p text:style-name="P10">Adequadamente adaptado o código desenvolvido e programados os nós, estes devem ser espalhados pela área a cobrir, tendo em <text:span text:style-name="T5">conta o alcance dos respectivos módulos e comunicação.</text:span></text:p>
      <text:p text:style-name="P11">Espalhados os motes pela área a cobrir, o sistema deve começar a funcionar sem necessidade de configuração extra. O servidor será então notificado das coordenadas de cada mote assim que estes <text:soft-page-break/>se forem auto configurando, e será periodicamente notificado da humidade, temperatura e presença de fumo junto a cada mote.</text:p>
      <text:h text:style-name="P18" text:outline-level="1">Simulação</text:h>
      <text:p text:style-name="P8">O <text:span text:style-name="T3">funcionamento da rede pode ser simulado com recurso ao TOSSIM. Para tal, basta compilar o código com o comando “make micaz sim”, e executar o script Python “SensorNetworkSimulation.py”.</text:span></text:p>
      <text:h text:style-name="Heading_20_1" text:outline-level="1">Problemas encontrados</text:h>
      <text:p text:style-name="P5">Main problems found in implementing this system and solutions for those problems (when found)</text:p>
      <text:p text:style-name="P5">List of specifications not met and reasons for it</text:p>
      <text:h text:style-name="Heading_20_1" text:outline-level="1">Conclusã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ão Jerónimo</meta:initial-creator>
    <meta:creation-date>2015-04-28T18:15:49.963384079</meta:creation-date>
    <dc:date>2015-04-28T19:00:56.320975457</dc:date>
    <dc:creator>João Jerónimo</dc:creator>
    <meta:editing-duration>PT39M22S</meta:editing-duration>
    <meta:editing-cycles>23</meta:editing-cycles>
    <meta:generator>LibreOffice/4.2.8.2$Linux_X86_64 LibreOffice_project/420m0$Build-2</meta:generator>
    <meta:document-statistic meta:table-count="0" meta:image-count="0" meta:object-count="0" meta:page-count="3" meta:paragraph-count="28" meta:word-count="446" meta:character-count="2830" meta:non-whitespace-character-count="2412"/>
  </office:meta>
</office:document-meta>
</file>